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8438in" fo:margin-left="-0.075in" fo:margin-top="0in" fo:margin-bottom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1938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1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0972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2" style:family="table">
      <style:table-properties style:width="6.8438in" fo:margin-left="-0.075in" fo:margin-top="0in" fo:margin-bottom="0in" table:align="left"/>
    </style:style>
    <style:style style:name="Table2.A" style:family="table-column">
      <style:table-column-properties style:column-width="1.6556in"/>
    </style:style>
    <style:style style:name="Table2.B" style:family="table-column">
      <style:table-column-properties style:column-width="5.1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2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2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4" style:family="table">
      <style:table-properties style:width="6.8438in" fo:margin-top="0in" fo:margin-bottom="0in" table:align="center"/>
    </style:style>
    <style:style style:name="Table4.A" style:family="table-column">
      <style:table-column-properties style:column-width="2.0431in"/>
    </style:style>
    <style:style style:name="Table4.B" style:family="table-column">
      <style:table-column-properties style:column-width="0.3938in"/>
    </style:style>
    <style:style style:name="Table4.C" style:family="table-column">
      <style:table-column-properties style:column-width="2.0674in"/>
    </style:style>
    <style:style style:name="Table4.E" style:family="table-column">
      <style:table-column-properties style:column-width="1.9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1"/>
    </style:style>
    <style:style style:name="Table4.B1" style:family="table-cell">
      <style:table-cell-properties style:vertical-align="" fo:padding-left="0.075in" fo:padding-right="0.075in" fo:padding-top="0in" fo:padding-bottom="0in" fo:border="none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none"/>
    </style:style>
    <style:style style:name="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0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size="11pt" style:font-size-asian="11pt" style:font-size-complex="11pt"/>
    </style:style>
    <style:style style:name="P21" style:family="paragraph" style:parent-style-name="Standard" style:list-style-name="WWNum1">
      <style:paragraph-properties fo:margin-left="0.2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size="11pt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2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bfbf"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4c41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<text:line-break/>Background</text:span><text:span text:style-name="T6"><text:line-break/></text:span><text:span text:style-name="T12">Rust is a new programming language being developed by Mozilla, released in 2015 aimed at system application developers. Many of its competitors such as C and C++ are not memory safe and are prone to security problems such buffer overflow exploits. Rust aims to resolve these issues as a completely new language by enforcing a strict emphasis on memory safety and program correctness during compile time rather than </text:span><text:span text:style-name="T13">run-time</text:span><text:span text:style-name="T12">, while maintaining competitive performance. </text:span></text:p>
      <text:p text:style-name="P17">The goal of Rust to reduce security problems while maintaining comparable performance with C++ in concurrent programs will be the primary subject of this evaluation. </text:p>
      <text:p text:style-name="P18">Goals</text:p>
      <text:list xml:id="list759299975" text:style-name="WWNum1">
        <text:list-item>
          <text:p text:style-name="P20">Measure performance of concurrent programs </text:p>
        </text:list-item>
        <text:list-item>
          <text:p text:style-name="P20">Analysis of Rust compile error checking</text:p>
        </text:list-item>
        <text:list-item>
          <text:p text:style-name="P21">Evaluation of language usability </text:p>
        </text:list-item>
      </text:list>
      <text:p text:style-name="P12">Scope </text:p>
      <text:p text:style-name="P14">The end result of the project will be a presentation, most likely in the form of <text:s/>a research paper and or poster, of our findings during our evaluation of Rust. <text:s/>We will be implementing many programs at least twice, once in C++ and once in Rust. We will not be implementing any large scale applications, only small sample programs that will be analyzed potentially down to the generated assembler code. </text:p>
      <text:p text:style-name="P9"><text:span text:style-name="T4"><text:line-break/>Key Stakeholders</text:span><text:span text:style-name="T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lient <text:s text:c="7"/></text:p>
          </table:table-cell>
          <table:table-cell table:style-name="Table1.B1" office:value-type="string">
            <text:p text:style-name="P15">Professor Philip J. Hatcher</text:p>
          </table:table-cell>
        </table:table-row>
        <table:table-row table:style-name="Table1.2">
          <table:table-cell table:style-name="Table1.A2" office:value-type="string">
            <text:p text:style-name="P4">Sponsor</text:p>
          </table:table-cell>
          <table:table-cell table:style-name="Table1.B2" office:value-type="string">
            <text:p text:style-name="P22">Professor Philip J. Hatcher</text:p>
          </table:table-cell>
        </table:table-row>
        <table:table-row table:style-name="Table1.3">
          <table:table-cell table:style-name="Table1.A2" office:value-type="string">
            <text:p text:style-name="P4">Project manager</text:p>
          </table:table-cell>
          <table:table-cell table:style-name="Table1.B2" office:value-type="string">
            <text:p text:style-name="P15">N/A</text:p>
          </table:table-cell>
        </table:table-row>
        <table:table-row table:style-name="Table1.4">
          <table:table-cell table:style-name="Table1.A4" office:value-type="string">
            <text:p text:style-name="P4">Project team members</text:p>
          </table:table-cell>
          <table:table-cell table:style-name="Table1.B4" office:value-type="string">
            <text:p text:style-name="P15">Ethan Larkham, Todd Gaunt</text:p>
          </table:table-cell>
        </table:table-row>
      </table:table>
      <text:p text:style-name="P7"><text:span text:style-name="T7"><text:line-break/></text:span><text:span text:style-name="T4">Project Milestones</text:span><text:span text:style-name="T5"> </text:span><text:span text:style-name="T6"><text:line-break/></text:span><text:span text:style-name="T12">Learn Rust Language: TBD</text:span></text:p>
      <text:p text:style-name="P14">Write Applications in Rust: TBD</text:p>
      <text:p text:style-name="P14">Write Applications in C++: <text:s/>TBD</text:p>
      <text:p text:style-name="P7"><text:span text:style-name="T12">Analyze Application Performance: TBD </text:span><text:span text:style-name="T6"><text:line-break/>Compile </text:span><text:span text:style-name="T12">Findings Into Presentable Format: TBD </text:span></text:p>
      <text:p text:style-name="P7"><text:span text:style-name="T7"><text:line-break/></text:span><text:span text:style-name="T4">Project Budget</text:span><text:span text:style-name="T5"> </text:span><text:span text:style-name="T6"><text:line-break/></text:span><text:span text:style-name="T12">N/A</text:span><text:span text:style-name="T6"><text:line-break/><text:line-break/></text:span><text:span text:style-name="T4">Constraints, Assumptions, Risks and Dependenci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Constraints <text:s text:c="5"/></text:p>
          </table:table-cell>
          <table:table-cell table:style-name="Table2.B1" office:value-type="string">
            <text:p text:style-name="P15">Difficulty in quantifying language usability</text:p>
          </table:table-cell>
        </table:table-row>
        <table:table-row table:style-name="Table2.1">
          <table:table-cell table:style-name="Table2.A2" office:value-type="string">
            <text:p text:style-name="P4">Assumptions</text:p>
          </table:table-cell>
          <table:table-cell table:style-name="Table2.B2" office:value-type="string">
            <text:p text:style-name="P15">Rust will be able to implement the programs the same way that C++ can</text:p>
          </table:table-cell>
        </table:table-row>
        <table:table-row table:style-name="Table2.1">
          <table:table-cell table:style-name="Table2.A3" office:value-type="string">
            <text:p text:style-name="P4">Risks and Dependencies</text:p>
          </table:table-cell>
          <table:table-cell table:style-name="Table2.B3" office:value-type="string">
            <text:p text:style-name="P15">We need to know C++ (we do) and we need to learn Rust "design patterns"</text:p>
          </table:table-cell>
        </table:table-row>
      </table:table>
      <text:p text:style-name="P10"/>
      <text:p text:style-name="P10"/>
      <text:p text:style-name="P10"><text:soft-page-break/></text:p>
      <text:p text:style-name="P19">Approval Signatures 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6">[Name], Project Client</text:p>
          </table:table-cell>
          <table:table-cell table:style-name="Table4.B1" office:value-type="string">
            <text:p text:style-name="P6"/>
          </table:table-cell>
          <table:table-cell table:style-name="Table4.A2" office:value-type="string">
            <text:p text:style-name="P6">[Name], Project Sponsor</text:p>
          </table:table-cell>
          <table:table-cell table:style-name="Table4.B1" office:value-type="string">
            <text:p text:style-name="P6"/>
          </table:table-cell>
          <table:table-cell table:style-name="Table4.A2" office:value-type="string">
            <text:p text:style-name="P6">[Name], Project Manager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position="0% 100%" fo:font-size="11pt" fo:font-weight="normal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3" style:family="table">
      <style:table-properties style:width="6.8438in" fo:margin-left="-0.075in" fo:margin-top="0in" fo:margin-bottom="0in" table:align="left"/>
    </style:style>
    <style:style style:name="Table3.A" style:family="table-column">
      <style:table-column-properties style:column-width="5.7847in"/>
    </style:style>
    <style:style style:name="Table3.B" style:family="table-column">
      <style:table-column-properties style:column-width="1.0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4" style:family="text">
      <style:text-properties fo:color="#bfbfbf" fo:font-size="12pt" style:font-size-asian="12pt" style:font-size-complex="12pt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T6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5902in" style:writing-mode="lr-tb" style:layout-grid-color="#c0c0c0" style:layout-grid-lines="28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text:span text:style-name="MT1">Project Charter: <text:s/></text:span><text:span text:style-name="MT2">Evaluating Rust</text:span></text:p>
            </table:table-cell>
            <table:table-cell table:style-name="Table3.A1" office:value-type="string">
              <text:p text:style-name="MP3"><text:span text:style-name="MT3">1</text:span><text:span text:style-name="MT4">0.05.2017</text:span></text:p>
            </table:table-cell>
          </table:table-row>
        </table:table>
        <text:p text:style-name="MP4"/>
      </style:header>
      <style:footer>
        <text:p text:style-name="MP5"><text:span text:style-name="MT5">The Project Charter Form is created for you by the simple project management tool </text:span><text:a xlink:type="simple" xlink:href="http://www.casual.pm/" text:style-name="Internet_20_link" text:visited-style-name="Visited_20_Internet_20_Link"><text:span text:style-name="MT6">www.casual.pm</text:span></text:a><text:span text:style-name="MT5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6cd4f1ef626f15116896b1d8e1398b56da0d0ee1</meta:generator>
    <dc:date>2017-10-06T10:25:25.261373605</dc:date>
    <meta:editing-duration>PT19S</meta:editing-duration>
    <meta:editing-cycles>1</meta:editing-cycles>
    <meta:document-statistic meta:table-count="4" meta:image-count="0" meta:object-count="0" meta:page-count="2" meta:paragraph-count="35" meta:word-count="315" meta:character-count="2057" meta:non-whitespace-character-count="1743"/>
  </office:meta>
</office:document-meta>
</file>